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58cm" draw:marker-end-width="0.58cm" draw:fill="solid" draw:fill-color="#ffffff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cm" svg:stroke-color="#000000" draw:marker-start-width="0.58cm" draw:marker-end-width="0.58cm" draw:fill="solid" draw:fill-color="#99ffff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88cm" draw:marker-end-width="0.88cm" draw:fill="solid" draw:fill-color="#ffff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5.645cm"/>
    </style:style>
    <style:style style:name="gr5" style:family="graphic" style:parent-style-name="standard">
      <style:graphic-properties draw:stroke="solid" svg:stroke-width="0.15cm" svg:stroke-color="#000000" draw:marker-start-width="0.73cm" draw:marker-end-width="0.73cm" draw:fill="solid" draw:fill-color="#ffffff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svg:stroke-width="0.15cm" svg:stroke-color="#000000" draw:marker-start-width="1.03cm" draw:marker-end-width="1.03cm" draw:fill="solid" draw:fill-color="#ffffff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draw:stroke="none" svg:stroke-color="#000000" draw:fill="none" draw:fill-color="#99ff99" draw:textarea-vertical-align="middle" fo:min-height="1.135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svg:stroke-width="0.081cm" draw:marker-start="Arrow" draw:marker-start-width="0.442cm" draw:marker-end="Arrow" draw:marker-end-width="0.442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draw:marker-start-width="0.442cm" draw:marker-end="Arrow" draw:marker-end-width="0.442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9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4.064cm"/>
    </style:style>
    <style:style style:name="gr13" style:family="graphic" style:parent-style-name="standard">
      <style:graphic-properties draw:stroke="none" svg:stroke-color="#000000" draw:fill="none" draw:fill-color="#99ff99" draw:textarea-vertical-align="middle" fo:min-height="0.95cm"/>
    </style:style>
    <style:style style:name="gr14" style:family="graphic" style:parent-style-name="standard">
      <style:graphic-properties svg:stroke-width="0.05cm" svg:stroke-color="#000000" draw:marker-start-width="0.88cm" draw:marker-end-width="0.88cm" draw:fill="solid" draw:fill-color="#99ffff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objectwithoutfill">
      <style:graphic-properties svg:stroke-width="0.08cm" draw:marker-start-width="0.32cm" draw:marker-end-width="0.32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textarea-vertical-align="top"/>
    </style:style>
    <style:style style:name="gr18" style:family="graphic" style:parent-style-name="objectwithoutfill">
      <style:graphic-properties draw:stroke="dash" draw:stroke-dash="Fine_20_Dashed_20__28_var_29_" svg:stroke-width="0.081cm" draw:marker-start-width="0.442cm" draw:marker-end="Arrow" draw:marker-end-width="0.442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draw:stroke="dash" draw:stroke-dash="Fine_20_Dashed_20__28_var_29_" svg:stroke-width="0.08cm" draw:marker-start-width="0.32cm" draw:marker-end-width="0.32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draw:stroke="dash" draw:stroke-dash="Fine_20_Dashed_20__28_var_29_" svg:stroke-width="0.08cm" draw:marker-start="Arrow" draw:marker-start-width="0.32cm" draw:marker-end="" draw:marker-end-width="0.32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draw:stroke="dash" draw:stroke-dash="Fine_20_Dashed_20__28_var_29_" svg:stroke-width="0.081cm" draw:marker-start="Arrow" draw:marker-start-width="0.443cm" draw:marker-end="Arrow" draw:marker-end-width="0.443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fo:font-weight="bold" style:font-size-asian="12pt" style:font-size-complex="12pt"/>
    </style:style>
    <style:style style:name="P6" style:family="paragraph">
      <style:paragraph-properties fo:line-height="100%" fo:text-align="center">
        <style:tab-stops/>
      </style:paragraph-properties>
    </style:style>
    <style:style style:name="P7" style:family="paragraph">
      <style:paragraph-properties fo:line-height="100%" fo:text-align="center">
        <style:tab-stops/>
      </style:paragraph-properties>
      <style:text-properties fo:font-size="14pt" fo:font-weight="bold" style:font-size-asian="11pt" style:font-weight-asian="bold" style:font-size-complex="11pt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2pt" style:font-size-asian="12pt" style:font-size-complex="12pt"/>
    </style:style>
    <style:style style:name="P10" style:family="paragraph">
      <style:paragraph-properties fo:text-align="start"/>
      <style:text-properties fo:font-size="12pt" fo:font-weight="bold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  <style:text-properties fo:font-size="12pt" style:font-size-asian="18pt" style:font-size-complex="18pt"/>
    </style:style>
    <style:style style:name="P13" style:family="paragraph">
      <style:paragraph-properties fo:text-align="center"/>
      <style:text-properties fo:font-size="12pt" fo:font-weight="bold" style:font-size-asian="18pt" style:font-size-complex="18pt"/>
    </style:style>
    <style:style style:name="P14" style:family="paragraph">
      <style:paragraph-properties fo:text-align="center"/>
      <style:text-properties fo:font-size="14pt" style:font-size-asian="18pt" style:font-size-complex="18pt"/>
    </style:style>
    <style:style style:name="P15" style:family="paragraph">
      <style:paragraph-properties fo:text-align="center">
        <style:tab-stops/>
      </style:paragraph-properties>
      <style:text-properties fo:font-size="14pt" fo:font-weight="bold" style:font-size-asian="11pt" style:font-weight-asian="bold" style:font-size-complex="11pt" style:font-weight-complex="bold"/>
    </style:style>
    <style:style style:name="P16" style:family="paragraph">
      <style:paragraph-properties fo:text-align="center"/>
      <style:text-properties fo:font-size="12pt" style:font-size-asian="18pt" style:font-size-complex="18pt"/>
    </style:style>
    <style:style style:name="P17" style:family="paragraph"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18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size-complex="12pt"/>
    </style:style>
    <style:style style:name="T4" style:family="text">
      <style:text-properties fo:font-size="8pt" fo:font-weight="bold" style:font-size-asian="8pt" style:font-size-complex="8pt"/>
    </style:style>
    <style:style style:name="T5" style:family="text">
      <style:text-properties fo:font-size="14pt" fo:font-weight="bold" style:font-size-asian="11pt" style:font-weight-asian="bold" style:font-size-complex="11pt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6.7cm" svg:height="12.5cm" svg:x="32.5cm" svg:y="5.3cm">
          <text:p/>
        </draw:rect>
        <draw:rect draw:style-name="gr2" draw:text-style-name="P1" draw:layer="layout" svg:width="10.6cm" svg:height="16cm" svg:x="19.6cm" svg:y="2.4cm">
          <text:p/>
        </draw:rect>
        <draw:rect draw:style-name="gr3" draw:text-style-name="P3" draw:layer="layout" svg:width="6.7cm" svg:height="1.2cm" svg:x="32.5cm" svg:y="4.1cm">
          <text:p text:style-name="P2"><text:span text:style-name="T1">cExternalSeHardware</text:span></text:p>
        </draw:rect>
        <draw:rect draw:style-name="gr1" draw:text-style-name="P1" draw:layer="layout" svg:width="10.2cm" svg:height="13.8cm" svg:x="7.5cm" svg:y="4.1cm">
          <text:p/>
        </draw:rect>
        <draw:rect draw:style-name="gr3" draw:text-style-name="P1" draw:layer="layout" svg:width="10.2cm" svg:height="1.2cm" svg:x="7.5cm" svg:y="2.9cm">
          <text:p text:style-name="P4"><text:span text:style-name="T2">IsoStackControlProtocol.h</text:span></text:p>
        </draw:rect>
        <draw:frame draw:style-name="gr4" draw:text-style-name="P5" draw:layer="layout" svg:width="7.28cm" svg:height="1.068cm" svg:x="1.006cm" svg:y="1cm">
          <draw:text-box>
            <text:p><text:span text:style-name="T3">Iso stack</text:span></text:p>
            <text:p><text:span text:style-name="T4">External ISO Stack Command and Status Interface</text:span></text:p>
          </draw:text-box>
        </draw:frame>
        <draw:rect draw:style-name="gr5" draw:text-style-name="P1" draw:layer="layout" svg:width="9.6cm" svg:height="13.8cm" svg:x="20.1cm" svg:y="4.1cm">
          <text:p/>
        </draw:rect>
        <draw:rect draw:style-name="gr6" draw:text-style-name="P1" draw:layer="layout" svg:width="9.6cm" svg:height="1.2cm" svg:x="20.1cm" svg:y="2.9cm">
          <text:p/>
        </draw:rect>
        <draw:frame draw:style-name="gr7" draw:text-style-name="P7" draw:layer="layout" svg:width="5.3cm" svg:height="1.385cm" svg:x="21.7cm" svg:y="2.808cm">
          <draw:text-box>
            <text:p text:style-name="P6"><text:span text:style-name="T5">cIsoProcessSECC</text:span></text:p>
          </draw:text-box>
        </draw:frame>
        <draw:g>
          <draw:rect draw:style-name="gr8" draw:text-style-name="P9" draw:layer="layout" svg:width="6.6cm" svg:height="1.7cm" svg:x="20.6cm" svg:y="5.2cm">
            <text:p text:style-name="P8"><text:span text:style-name="T2">enable</text:span></text:p>
            <text:p text:style-name="P8"><text:span text:style-name="T2">authorized</text:span></text:p>
            <text:p text:style-name="P8"><text:span text:style-name="T2">currentLimit</text:span></text:p>
          </draw:rect>
          <draw:rect draw:style-name="gr8" draw:text-style-name="P11" draw:layer="layout" svg:width="6.6cm" svg:height="0.717cm" svg:x="20.6cm" svg:y="4.5cm">
            <text:p text:style-name="P10">stSeccProcessDataInput</text:p>
          </draw:rect>
        </draw:g>
        <draw:g>
          <draw:rect draw:style-name="gr8" draw:text-style-name="P12" draw:layer="layout" svg:width="6.6cm" svg:height="2.2cm" svg:x="20.6cm" svg:y="8cm">
            <text:p text:style-name="P12">v2gState</text:p>
            <text:p text:style-name="P12">demandedCurrent</text:p>
            <text:p text:style-name="P12">actualCurrent</text:p>
            <text:p text:style-name="P12">actualVoltage</text:p>
          </draw:rect>
          <draw:rect draw:style-name="gr8" draw:text-style-name="P4" draw:layer="layout" svg:width="6.6cm" svg:height="0.758cm" svg:x="20.6cm" svg:y="7.242cm">
            <text:p text:style-name="P13"><text:span text:style-name="T2">stSeccProcessDataOutput</text:span></text:p>
          </draw:rect>
        </draw:g>
        <draw:line draw:style-name="gr9" draw:text-style-name="P11" draw:layer="layout" svg:x1="29.7cm" svg:y1="9.5cm" svg:x2="32.6cm" svg:y2="9.5cm">
          <text:p/>
        </draw:line>
        <draw:line draw:style-name="gr10" draw:text-style-name="P11" draw:layer="layout" svg:x1="20.6cm" svg:y1="8.6cm" svg:x2="17.3cm" svg:y2="8.6cm">
          <text:p/>
        </draw:line>
        <draw:frame draw:style-name="gr11" draw:text-style-name="P14" draw:layer="layout" svg:width="5.432cm" svg:height="0.801cm" draw:transform="rotate (1.58650429006255) translate (31.099cm 6.544cm)">
          <draw:text-box>
            <text:p text:style-name="P14">Virtual class interface</text:p>
          </draw:text-box>
        </draw:frame>
        <draw:frame draw:style-name="gr12" draw:text-style-name="P14" draw:layer="layout" svg:width="4.564cm" svg:height="1.351cm" draw:transform="rotate (1.5707963267946) translate (17.943cm 5.564cm)">
          <draw:text-box>
            <text:p text:style-name="P14">Method call and</text:p>
            <text:p text:style-name="P14"><text:s/>Member interface</text:p>
          </draw:text-box>
        </draw:frame>
        <draw:frame draw:style-name="gr13" draw:text-style-name="P15" draw:layer="layout" svg:width="3.3cm" svg:height="1.2cm" svg:x="22.6cm" svg:y="1.4cm">
          <draw:text-box>
            <text:p text:style-name="P6"><text:span text:style-name="T5">cIsoStack</text:span></text:p>
          </draw:text-box>
        </draw:frame>
        <draw:rect draw:style-name="gr14" draw:text-style-name="P2" draw:layer="layout" svg:width="10.6cm" svg:height="0.8cm" svg:x="19.6cm" svg:y="1.6cm">
          <text:p text:style-name="P2"><text:span text:style-name="T1">cIsoStack</text:span></text:p>
        </draw:rect>
        <draw:rect draw:style-name="gr3" draw:text-style-name="P3" draw:layer="layout" svg:width="6.7cm" svg:height="1.2cm" svg:x="32.5cm" svg:y="2.9cm">
          <text:p text:style-name="P2"><text:span text:style-name="T1">cSeHardware</text:span></text:p>
        </draw:rect>
        <draw:g>
          <draw:rect draw:style-name="gr8" draw:text-style-name="P16" draw:layer="layout" svg:width="5.1cm" svg:height="1.489cm" svg:x="33.3cm" svg:y="7.311cm">
            <text:p text:style-name="P16">power source</text:p>
          </draw:rect>
          <draw:rect draw:style-name="gr8" draw:text-style-name="P17" draw:layer="layout" svg:width="5.1cm" svg:height="0.7cm" svg:x="33.3cm" svg:y="6.6cm">
            <text:p text:style-name="P17"><text:span text:style-name="T6">cExternalPowerSource</text:span></text:p>
          </draw:rect>
          <draw:rect draw:style-name="gr8" draw:text-style-name="P17" draw:layer="layout" svg:width="5.1cm" svg:height="0.7cm" svg:x="33.3cm" svg:y="5.9cm">
            <text:p text:style-name="P17"><text:span text:style-name="T6">cPowerSource</text:span></text:p>
          </draw:rect>
        </draw:g>
        <draw:g>
          <draw:rect draw:style-name="gr8" draw:text-style-name="P16" draw:layer="layout" svg:width="5.1cm" svg:height="1.4cm" svg:x="33.3cm" svg:y="10.5cm">
            <text:p text:style-name="P16">main switch</text:p>
          </draw:rect>
          <draw:rect draw:style-name="gr8" draw:text-style-name="P17" draw:layer="layout" svg:width="5.1cm" svg:height="0.717cm" svg:x="33.3cm" svg:y="9.8cm">
            <text:p text:style-name="P17"><text:span text:style-name="T6">cExternalOutput</text:span></text:p>
          </draw:rect>
          <draw:rect draw:style-name="gr8" draw:text-style-name="P17" draw:layer="layout" svg:width="5.1cm" svg:height="0.717cm" svg:x="33.3cm" svg:y="9.083cm">
            <text:p text:style-name="P17"><text:span text:style-name="T6">cSuperwisedOutput</text:span></text:p>
          </draw:rect>
        </draw:g>
        <draw:g>
          <draw:rect draw:style-name="gr8" draw:text-style-name="P16" draw:layer="layout" svg:width="5.1cm" svg:height="1.4cm" svg:x="33.3cm" svg:y="13.6cm">
            <text:p text:style-name="P16">isolation monitor</text:p>
          </draw:rect>
          <draw:rect draw:style-name="gr8" draw:text-style-name="P17" draw:layer="layout" svg:width="5.1cm" svg:height="0.717cm" svg:x="33.3cm" svg:y="12.9cm">
            <text:p text:style-name="P17"><text:span text:style-name="T6">cIms</text:span></text:p>
          </draw:rect>
          <draw:rect draw:style-name="gr8" draw:text-style-name="P17" draw:layer="layout" svg:width="5.1cm" svg:height="0.717cm" svg:x="33.3cm" svg:y="12.201cm">
            <text:p text:style-name="P17"><text:span text:style-name="T6">cIms</text:span></text:p>
          </draw:rect>
        </draw:g>
        <draw:polyline draw:style-name="gr15" draw:text-style-name="P11" draw:layer="layout" svg:width="0.799cm" svg:height="3.199cm" svg:x="32.5cm" svg:y="6.3cm" svg:viewBox="0 0 800 3200" draw:points="0,3200 400,3200 400,0 800,0">
          <text:p/>
        </draw:polyline>
        <draw:polyline draw:style-name="gr15" draw:text-style-name="P11" draw:layer="layout" svg:width="0.799cm" svg:height="3.099cm" draw:transform="rotate (3.1415926535892) translate (33.3cm 12.6cm)" svg:viewBox="0 0 800 3100" draw:points="800,3100 400,3100 400,0 0,0">
          <text:p/>
        </draw:polyline>
        <draw:line draw:style-name="gr15" draw:text-style-name="P11" draw:layer="layout" svg:x1="32.5cm" svg:y1="9.5cm" svg:x2="33.3cm" svg:y2="9.5cm">
          <text:p/>
        </draw:line>
        <draw:polyline draw:style-name="gr15" draw:text-style-name="P11" draw:layer="layout" svg:width="0.799cm" svg:height="3.248cm" svg:x="32.5cm" svg:y="6.251cm" svg:viewBox="0 0 800 3249" draw:points="0,3249 400,3249 400,0 800,0">
          <text:p/>
        </draw:polyline>
        <draw:g>
          <draw:rect draw:style-name="gr8" draw:text-style-name="P12" draw:layer="layout" svg:width="6.6cm" svg:height="2.2cm" svg:x="20.6cm" svg:y="11.9cm">
            <text:p text:style-name="P12">seccId</text:p>
            <text:p text:style-name="P12">energyTransferModes</text:p>
            <text:p text:style-name="P12">maxVoltage</text:p>
            <text:p text:style-name="P12">sessionId ...</text:p>
          </draw:rect>
          <draw:rect draw:style-name="gr8" draw:text-style-name="P4" draw:layer="layout" svg:width="6.6cm" svg:height="0.758cm" svg:x="20.6cm" svg:y="11.142cm">
            <text:p text:style-name="P13"><text:span text:style-name="T2">stSeccInfo</text:span></text:p>
          </draw:rect>
        </draw:g>
        <draw:g>
          <draw:rect draw:style-name="gr8" draw:text-style-name="P12" draw:layer="layout" svg:width="6.6cm" svg:height="2.2cm" svg:x="20.6cm" svg:y="15.158cm">
            <text:p text:style-name="P12">evccId</text:p>
            <text:p text:style-name="P12">energyCapacity</text:p>
            <text:p text:style-name="P12">maxCurrent</text:p>
            <text:p text:style-name="P12">IpAddress ...</text:p>
          </draw:rect>
          <draw:rect draw:style-name="gr8" draw:text-style-name="P4" draw:layer="layout" svg:width="6.6cm" svg:height="0.758cm" svg:x="20.6cm" svg:y="14.4cm">
            <text:p text:style-name="P13"><text:span text:style-name="T2">stEvccInfo</text:span></text:p>
          </draw:rect>
        </draw:g>
        <draw:line draw:style-name="gr10" draw:text-style-name="P11" draw:layer="layout" svg:x1="17.3cm" svg:y1="5.7cm" svg:x2="20.621cm" svg:y2="5.7cm">
          <text:p/>
        </draw:line>
        <draw:polyline draw:style-name="gr16" draw:text-style-name="P11" draw:layer="layout" svg:width="1.999cm" svg:height="4.299cm" svg:x="18.6cm" svg:y="8.6cm" svg:viewBox="0 0 2000 4300" draw:points="2000,4300 0,4300 0,0">
          <text:p/>
        </draw:polyline>
        <draw:polyline draw:style-name="gr16" draw:text-style-name="P11" draw:layer="layout" svg:width="1.999cm" svg:height="3.199cm" svg:x="18.6cm" svg:y="12.9cm" svg:viewBox="0 0 2000 3200" draw:points="2000,3200 0,3200 0,0">
          <text:p/>
        </draw:polyline>
        <draw:g>
          <draw:rect draw:style-name="gr8" draw:text-style-name="P9" draw:layer="layout" svg:width="4cm" svg:height="1.7cm" svg:x="13.3cm" svg:y="5.2cm">
            <text:p text:style-name="P8"><text:span text:style-name="T2">enable</text:span></text:p>
            <text:p text:style-name="P8"><text:span text:style-name="T2">authorized</text:span></text:p>
            <text:p text:style-name="P8"><text:span text:style-name="T2"/></text:p>
          </draw:rect>
          <draw:rect draw:style-name="gr8" draw:text-style-name="P11" draw:layer="layout" svg:width="4cm" svg:height="0.717cm" svg:x="13.3cm" svg:y="4.5cm">
            <text:p text:style-name="P18"><text:span text:style-name="T1">stIsoStackCmd</text:span></text:p>
          </draw:rect>
        </draw:g>
        <draw:g>
          <draw:rect draw:style-name="gr8" draw:text-style-name="P9" draw:layer="layout" svg:width="4cm" svg:height="1.7cm" svg:x="13.3cm" svg:y="7.8cm">
            <text:p text:style-name="P8"><text:span text:style-name="T2">v2gState</text:span></text:p>
            <text:p text:style-name="P8"><text:span text:style-name="T2">actualCurrent</text:span></text:p>
            <text:p text:style-name="P8"><text:span text:style-name="T2">sessionId ...</text:span></text:p>
          </draw:rect>
          <draw:rect draw:style-name="gr8" draw:text-style-name="P11" draw:layer="layout" svg:width="4cm" svg:height="0.717cm" svg:x="13.3cm" svg:y="7.1cm">
            <text:p text:style-name="P10">stIsoStackState</text:p>
          </draw:rect>
        </draw:g>
        <draw:g>
          <draw:rect draw:style-name="gr8" draw:text-style-name="P9" draw:layer="layout" svg:width="4cm" svg:height="1.7cm" svg:x="13.3cm" svg:y="15.9cm">
            <text:p text:style-name="P8"><text:span text:style-name="T2">mainContactor</text:span></text:p>
            <text:p text:style-name="P8"><text:span text:style-name="T2">sourceVoltage</text:span></text:p>
            <text:p text:style-name="P8"><text:span text:style-name="T2">sourceCurrent ...</text:span></text:p>
          </draw:rect>
          <draw:rect draw:style-name="gr8" draw:text-style-name="P11" draw:layer="layout" svg:width="4cm" svg:height="0.717cm" svg:x="13.3cm" svg:y="15.2cm">
            <text:p text:style-name="P10">stSeHardwareCtrl</text:p>
          </draw:rect>
        </draw:g>
        <draw:line draw:style-name="gr10" draw:text-style-name="P11" draw:layer="layout" svg:x1="13.3cm" svg:y1="4.9cm" svg:x2="6.6cm" svg:y2="4.9cm">
          <text:p/>
        </draw:line>
        <draw:g>
          <draw:rect draw:style-name="gr8" draw:text-style-name="P9" draw:layer="layout" svg:width="4cm" svg:height="1.7cm" svg:x="7.907cm" svg:y="5.2cm">
            <text:p text:style-name="P8"><text:span text:style-name="T2">stIsoStackCmd</text:span></text:p>
            <text:p text:style-name="P8"><text:span text:style-name="T2">stSeHardwareCtrl</text:span></text:p>
            <text:p text:style-name="P8"><text:span text:style-name="T2"/></text:p>
          </draw:rect>
          <draw:rect draw:style-name="gr8" draw:text-style-name="P11" draw:layer="layout" svg:width="4cm" svg:height="0.717cm" svg:x="7.907cm" svg:y="4.5cm">
            <text:p text:style-name="P10">stSeIsoStackCmd</text:p>
          </draw:rect>
        </draw:g>
        <draw:line draw:style-name="gr10" draw:text-style-name="P11" draw:layer="layout" svg:x1="6.6cm" svg:y1="7.5cm" svg:x2="13.321cm" svg:y2="7.5cm">
          <text:p/>
        </draw:line>
        <draw:g>
          <draw:rect draw:style-name="gr17" draw:text-style-name="P9" draw:layer="layout" svg:width="4cm" svg:height="1.7cm" svg:x="7.907cm" svg:y="7.9cm">
            <text:p text:style-name="P8"><text:span text:style-name="T2">stIsoStackCmd</text:span></text:p>
            <text:p text:style-name="P8"><text:span text:style-name="T2">stSeHardwareCtrl</text:span></text:p>
          </draw:rect>
          <draw:rect draw:style-name="gr8" draw:text-style-name="P11" draw:layer="layout" svg:width="4cm" svg:height="0.717cm" svg:x="7.907cm" svg:y="7.2cm">
            <text:p text:style-name="P10">stSeIsoStackState</text:p>
          </draw:rect>
        </draw:g>
        <draw:line draw:style-name="gr18" draw:text-style-name="P11" draw:layer="layout" svg:x1="7.9cm" svg:y1="5.9cm" svg:x2="6.621cm" svg:y2="5.9cm">
          <text:p/>
        </draw:line>
        <draw:line draw:style-name="gr18" draw:text-style-name="P11" draw:layer="layout" svg:x1="13.3cm" svg:y1="5.9cm" svg:x2="11.9cm" svg:y2="5.9cm">
          <text:p/>
        </draw:line>
        <draw:line draw:style-name="gr18" draw:text-style-name="P11" draw:layer="layout" svg:x1="11.921cm" svg:y1="8.5cm" svg:x2="13.321cm" svg:y2="8.5cm">
          <text:p/>
        </draw:line>
        <draw:line draw:style-name="gr18" draw:text-style-name="P11" draw:layer="layout" svg:x1="6.6cm" svg:y1="8.5cm" svg:x2="7.9cm" svg:y2="8.5cm">
          <text:p/>
        </draw:line>
        <draw:polyline draw:style-name="gr19" draw:text-style-name="P11" draw:layer="layout" svg:width="0.399cm" svg:height="10.499cm" svg:x="12.9cm" svg:y="5.9cm" svg:viewBox="0 0 400 10500" draw:points="400,10500 0,10500 0,0">
          <text:p/>
        </draw:polyline>
        <draw:polyline draw:style-name="gr20" draw:text-style-name="P11" draw:layer="layout" svg:width="0.999cm" svg:height="8.499cm" svg:x="12.3cm" svg:y="8.5cm" svg:viewBox="0 0 1000 8500" draw:points="1000,8500 0,8500 0,0">
          <text:p/>
        </draw:polyline>
        <draw:polyline draw:style-name="gr21" draw:text-style-name="P11" draw:layer="layout" svg:width="24.999cm" svg:height="11.499cm" svg:x="15.2cm" svg:y="7.5cm" svg:viewBox="0 0 25000 11500" draw:points="23200,0 25000,0 25000,11500 0,11500 0,10100">
          <text:p/>
        </draw:polyline>
        <draw:line draw:style-name="gr18" draw:text-style-name="P11" draw:layer="layout" svg:x1="40.2cm" svg:y1="11cm" svg:x2="38.4cm" svg:y2="11cm">
          <text:p/>
        </draw:line>
        <draw:line draw:style-name="gr18" draw:text-style-name="P11" draw:layer="layout" svg:x1="40.221cm" svg:y1="14.1cm" svg:x2="38.421cm" svg:y2="14.1cm">
          <text:p/>
        </draw:line>
        <draw:frame draw:style-name="gr12" draw:text-style-name="P14" draw:layer="layout" svg:width="4.564cm" svg:height="1.351cm" svg:x="16.336cm" svg:y="19cm">
          <draw:text-box>
            <text:p text:style-name="P14">Method call and</text:p>
            <text:p text:style-name="P14"><text:s/>Member interface</text:p>
          </draw:text-box>
        </draw:frame>
        <draw:line draw:style-name="gr22" draw:text-style-name="P11" draw:layer="layout" svg:x1="6.6cm" svg:y1="4.4cm" svg:x2="6.6cm" svg:y2="6.4cm">
          <text:p/>
        </draw:line>
        <draw:line draw:style-name="gr22" draw:text-style-name="P11" draw:layer="layout" svg:x1="6.6cm" svg:y1="7cm" svg:x2="6.6cm" svg:y2="9cm">
          <text:p/>
        </draw:line>
        <draw:line draw:style-name="gr10" draw:text-style-name="P11" draw:layer="layout" svg:x1="5.28cm" svg:y1="8cm" svg:x2="6.58cm" svg:y2="8cm">
          <text:p/>
        </draw:line>
        <draw:line draw:style-name="gr10" draw:text-style-name="P11" draw:layer="layout" svg:x1="6.621cm" svg:y1="5.4cm" svg:x2="5.342cm" svg:y2="5.4cm">
          <text:p/>
        </draw:line>
        <draw:rect draw:style-name="gr8" draw:text-style-name="P9" draw:layer="layout" svg:width="4cm" svg:height="3.4cm" svg:x="1.307cm" svg:y="5.1cm">
          <text:p text:style-name="P8"><text:span text:style-name="T2">send</text:span></text:p>
          <text:p text:style-name="P8"><text:span text:style-name="T2">receive</text:span></text:p>
        </draw:rect>
        <draw:rect draw:style-name="gr8" draw:text-style-name="P11" draw:layer="layout" svg:width="4cm" svg:height="0.717cm" svg:x="1.307cm" svg:y="4.4cm">
          <text:p text:style-name="P10">cFramePort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af Simon</meta:initial-creator>
    <meta:creation-date>2024-01-31T13:07:50.71</meta:creation-date>
    <dc:date>2025-05-02T19:42:16.80</dc:date>
    <dc:creator>Olaf Simon</dc:creator>
    <meta:editing-duration>P2DT13H33M21S</meta:editing-duration>
    <meta:editing-cycles>38</meta:editing-cycles>
    <meta:generator>OpenOffice/4.1.15$Win32 OpenOffice.org_project/4115m2$Build-9813</meta:generator>
    <meta:document-statistic meta:object-count="80"/>
  </office:meta>
</office:document-meta>
</file>